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4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3" table:number-rows-spanned="1">
            <text:p>Pin map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Maple</text:p>
          </table:table-cell>
          <table:table-cell table:number-columns-repeated="6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4" office:value-type="string" table:number-columns-spanned="2" table:number-rows-spanned="1">
            <text:p>RF200 protoboar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GPS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SD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4" office:value-type="string" table:number-columns-spanned="2" table:number-rows-spanned="1">
            <text:p>ADS1282EVM</text:p>
          </table:table-cell>
          <table:covered-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10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K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4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table:number-columns-repeated="2" office:value-type="string">
            <text:p>+5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table:number-columns-repeated="2" office:value-type="string">
            <text:p>-5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9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9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9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.02.2012</text:date>, <text:time>13:22:28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2-24T13:22:28</dc:date>
    <dc:creator>Gaute Hope</dc:creator>
    <meta:editing-duration>PT1H55M48S</meta:editing-duration>
    <meta:editing-cycles>46</meta:editing-cycles>
    <meta:generator>LibreOffice/3.4$Unix LibreOffice_project/340m1$Build-502</meta:generator>
    <meta:document-statistic meta:table-count="3" meta:cell-count="171" meta:object-count="0"/>
  </office:meta>
</office:document-meta>
</file>